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style:font-size-asian="32pt" style:font-size-complex="32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style>
    <style:style style:name="P9" style:family="paragraph" style:parent-style-name="Heading">
      <style:paragraph-properties fo:text-align="justify" style:justify-single-word="false"/>
    </style:style>
    <style:style style:name="P10" style:family="paragraph" style:parent-style-name="Heading">
      <style:paragraph-properties fo:text-align="justify" style:justify-single-word="false"/>
      <style:text-properties fo:font-weight="normal" style:font-weight-asian="normal" style:font-weight-complex="normal"/>
    </style:style>
    <style:style style:name="P11" style:family="paragraph" style:parent-style-name="Heading">
      <style:paragraph-properties fo:break-before="page"/>
      <style:text-properties fo:font-weight="bold" style:font-weight-asian="bold" style:font-weight-complex="bold"/>
    </style:style>
    <style:style style:name="P12" style:family="paragraph" style:parent-style-name="Heading">
      <style:paragraph-properties fo:break-before="page"/>
      <style:text-properties fo:font-size="16pt" fo:font-weight="bold" style:font-size-asian="16pt" style:font-weight-asian="bold" style:font-size-complex="16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fo:break-before="page"/>
    </style:style>
    <style:style style:name="P17" style:family="paragraph" style:parent-style-name="Footer">
      <style:paragraph-properties fo:text-align="justify" style:justify-single-word="false"/>
    </style:style>
    <style:style style:name="P18" style:family="paragraph" style:parent-style-name="Contents_20_Heading">
      <style:paragraph-properties fo:break-before="page"/>
    </style:style>
    <style:style style:name="P19" style:family="paragraph" style:parent-style-name="Contents_20_Heading">
      <style:paragraph-properties fo:break-before="page"/>
      <style:text-properties fo:font-size="14pt" style:font-size-asian="12.25pt" style:font-size-complex="14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Text_20_body"/>
      <text:p text:style-name="Text_20_body"/>
      <text:p text:style-name="Text_20_body"/>
      <text:p text:style-name="Text_20_body"/>
      <text:p text:style-name="Text_20_body"/>
      <text:p text:style-name="Text_20_body"/>
      <text:p text:style-name="P3"/>
      <text:p text:style-name="P4">Rapport de projet Base de Données</text:p>
      <text:p text:style-name="P5">Licence Informatique 3ème année (L3)</text:p>
      <text:p text:style-name="P6"/>
      <text:p text:style-name="P6"/>
      <text:p text:style-name="P7">Réservation de salle d'arcade</text:p>
      <text:p text:style-name="P6"/>
      <text:p text:style-name="P1">Pierre DIBO &amp; Luxon JEAN-PIERRE</text:p>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Sommaire</text:p>
          </text:index-title>
          <text:p text:style-name="P20">I Fonctionnement<text:tab/>3</text:p>
          <text:p text:style-name="P20">II Modélisation<text:tab/>4</text:p>
          <text:p text:style-name="P21">1/ Modèle relationnel<text:tab/>5</text:p>
          <text:p text:style-name="P21">2/ Schéma relationnel<text:tab/>6</text:p>
          <text:p text:style-name="P21">3/ Explication<text:tab/>7</text:p>
          <text:p text:style-name="P20">III Requêtes<text:tab/>8</text:p>
          <text:p text:style-name="P20">IV Problèmes rencontrés/ Points faibles<text:tab/>9</text:p>
        </text:index-body>
      </text:table-of-content>
      <text:p text:style-name="P2"/>
      <text:p text:style-name="P18"><text:toc-mark-start text:id="IMark84791624" text:outline-level="1"/>I Fonctionnement<text:toc-mark-end text:id="IMark84791624"/></text:p>
      <text:p text:style-name="Text_20_body"/>
      <text:p text:style-name="P14"><text:tab/>Dans une salle d'arcade, on achète des jetons pour pouvoir jouer sur des bornes d'arcade. Chaque salle d'arcade a un certain nombre de bornes et de jeux. Dans certaines salles, il est possible <text:s/>de réserver le lieu pour organiser un événement.</text:p>
      <text:p text:style-name="P15"/>
      <text:p text:style-name="P15"><text:tab/>Le projet a pour but de créer une base de données relative au système de réservation d'une salle d'arcade.. Le tarif d'une réservation est calculé en fonction du tarif horaire, défini par une salle d'arcade, et de la durée de la réservation.</text:p>
      <text:p text:style-name="P18"><text:toc-mark-start text:id="IMark84792008" text:outline-level="1"/>II Modélisation<text:toc-mark-end text:id="IMark84792008"/></text:p>
      <text:p text:style-name="Text_20_body"/>
      <text:p text:style-name="P15"><text:tab/>Cette partie traite de la modélisation d'une base de données relative au système de réservation d'une salle d'arcade.</text:p>
      <text:p text:style-name="P19"><text:toc-mark-start text:id="IMark84792008" text:outline-level="2"/>1/ Modèle relationnel<text:toc-mark-end text:id="IMark84792008"/></text:p>
      <text:p text:style-name="Standard"/>
      <text:p text:style-name="P19"><text:toc-mark-start text:id="IMark84797928" text:outline-level="2"/>2/ Schéma relationnel<text:toc-mark-end text:id="IMark84797928"/></text:p>
      <text:p text:style-name="Standard"/>
      <text:p text:style-name="Standard"/>
      <text:p text:style-name="P15">Ici sont indiqués les différentes tables :</text:p>
      <text:p text:style-name="P8"/>
      <text:p text:style-name="P8"><text:span text:style-name="T1">Table facture</text:span> :</text:p>
      <text:p text:style-name="P8"/>
      <text:p text:style-name="P8">facture(<text:span text:style-name="T3">idFacture</text:span> ,jeton_shooter, jeton_action, jeton_combat, jeton_beatemall, jeton_aventure ,prix_facturation)</text:p>
      <text:p text:style-name="P8"/>
      <text:p text:style-name="P8"/>
      <text:p text:style-name="P8"><text:span text:style-name="T1">Table adresse</text:span> :</text:p>
      <text:p text:style-name="P8"/>
      <text:p text:style-name="P8">adresse(<text:span text:style-name="T4">idLieu</text:span>, departement, ville,rue)</text:p>
      <text:p text:style-name="P8"/>
      <text:p text:style-name="P8"/>
      <text:p text:style-name="P8"><text:span text:style-name="T1">Table jeu</text:span> :</text:p>
      <text:p text:style-name="P8"/>
      <text:p text:style-name="P8">jeu(<text:span text:style-name="T4">idJeu</text:span>, nomjeu, genre, annee)</text:p>
      <text:p text:style-name="P8"/>
      <text:p text:style-name="P8"/>
      <text:p text:style-name="P8"><text:span text:style-name="T1">Table proprietaire</text:span> :</text:p>
      <text:p text:style-name="P8"/>
      <text:p text:style-name="P8">proprietaire(<text:span text:style-name="T4">idProprietaire</text:span>, nom, prenom, capital, numero_telephone, courriel, #adresse)</text:p>
      <text:p text:style-name="P8"/>
      <text:p text:style-name="P8"/>
      <text:p text:style-name="P8"><text:span text:style-name="T1">Table client</text:span> :</text:p>
      <text:p text:style-name="P8"/>
      <text:p text:style-name="P8">client(<text:span text:style-name="T4">idClient</text:span>, nom, prenom, numero_telephone, courriel, #adresse)</text:p>
      <text:p text:style-name="P8"/>
      <text:p text:style-name="P8"/>
      <text:p text:style-name="P8"><text:span text:style-name="T1">Table salle d'arcade</text:span> :</text:p>
      <text:p text:style-name="P8"/>
      <text:p text:style-name="P8">salle_arcade(<text:span text:style-name="T4">idArcade</text:span>, nom, surface, tarif_horaire, machines, prix_jeton, capacite, heure_ouverture, heure_fermeture, #adresse, #proprietaire)</text:p>
      <text:p text:style-name="P8"/>
      <text:p text:style-name="P8"/>
      <text:p text:style-name="P8"><text:span text:style-name="T1">Table possede</text:span> :</text:p>
      <text:p text:style-name="P8"/>
      <text:p text:style-name="P8">possede(<text:span text:style-name="T4">#arcade,#jeu</text:span>)</text:p>
      <text:p text:style-name="P8"/>
      <text:p text:style-name="P8"/>
      <text:p text:style-name="P8"><text:span text:style-name="T1">Table reservation</text:span> :</text:p>
      <text:p text:style-name="P8"/>
      <text:p text:style-name="P8">reservation(<text:span text:style-name="T4">#client,# arcade, facture, dateReservation</text:span>, dateDemandeReservation, nombreDePersonne, heure, duree, prestation, nombreJeton)</text:p>
      <text:p text:style-name="Standard"/>
      <text:p text:style-name="P11"><text:toc-mark-start text:id="IMark82515288" text:outline-level="2"/>3/ Explication<text:toc-mark-end text:id="IMark82515288"/></text:p>
      <text:p text:style-name="P13"/>
      <text:p text:style-name="P14"><text:tab/>Une salle d'arcade fait l'objet d'une réservation par un client, à condition que la salle soit disponible à l'heure demandées par le client et que la plage de réservation n'entre pas en conflit avec <text:s/>celle d'une autre réservation effectuée sur la même salle.</text:p>
      <text:p text:style-name="P14"><text:tab/>A partir d'une réservation, on peut connaître la salle concernée ainsi que le client. Chaque réservation contient des informations relatives à la date de celle-ci, l'heure, et la durée. On a également une facture qui est calculée dès la création de la réservation. Nous avons fait le choix de le stocker dans cette table car, d'une part, le tarif varie selon la salle, et d'autre part, le tarif d'une réservation peut varier pour une même salle dans l'année.</text:p>
      <text:p text:style-name="P14"><text:tab/>Toutes les salles d'arcade ont un(e) propriétaire. Le/La propriétaire peut aussi bien être une personne physique qu'une personne morale.</text:p>
      <text:p text:style-name="P14"><text:tab/>Une salle possède aussi une bibliothèque de jeux jouables sur les bornes dédiée. Les jeux sont catégorisés par genre.</text:p>
      <text:p text:style-name="P12"><text:toc-mark-start text:id="IMark58351160" text:outline-level="1"/>III Requêtes<text:toc-mark-end text:id="IMark58351160"/></text:p>
      <text:p text:style-name="P13"/>
      <text:p text:style-name="P12"><text:toc-mark-start text:id="IMark84582616" text:outline-level="1"/>IV Problèmes rencontrés/ Points faibles<text:toc-mark-end text:id="IMark84582616"/></text:p>
      <text:p text:style-name="Text_20_body"><text:toc-mark-end text:id="IMark82795528"/><text:toc-mark-start text:id="IMark82795528" text:outline-level="1"/></text:p>
      <text:p text:style-name="Heading"><text:span text:style-name="T1">1/ Contrainte d'insertion</text:span></text:p>
      <text:p text:style-name="Text_20_body"><text:span text:style-name="T1"/></text:p>
      <text:p text:style-name="P15"><text:span text:style-name="T1"><text:tab/></text:span><text:span text:style-name="T2">Le premier problème rencontré dans le projet était le problème de conflit au niveau des plages horaires. En effet, pour deux réservations effectuées le même jour, il fallait s'assurer que les horaires, ainsi que les durée soient compatibles et ne provoquent pas de chevauchement entre les deux plages. Pour résoudre ce problème, nous avons dû faire l'usage d'une fonction.</text:span></text:p>
      <text:p text:style-name="P15"><text:span text:style-name="T2"/></text:p>
      <text:p text:style-name="P9"><text:span text:style-name="T1">2/ Requête imposée numéro 9</text:span></text:p>
      <text:p text:style-name="P14"/>
      <text:p text:style-name="P14"><text:tab/>La réalisation de la requête imposée numéro 9 est tout bonnement impossible à satisfaire au vu de la modélisation de la base de donnée. En effet, cette question implique qu'il y ait un ordre de prestation selon un type. Or dans notre base de données, on définit pas d'ordre dans les types de prestations, chaque prestation étant relative à une réservation. Cette question est trop particulière et spécifique pour être appliquée à tous les types de système de réservation.</text:p>
      <text:p text:style-name="P14"/>
      <text:p text:style-name="P10"><text:span text:style-name="T1">3/ Les jours fériés</text:span></text:p>
      <text:p text:style-name="P14"><text:span text:style-name="T2"/></text:p>
      <text:p text:style-name="P14"><text:tab/>Dans le projet, il y a eu un problème de communication ayant amené à une gestion des jours fériés. Ce cas ne correspond pas à la réalité. En effet, il existe des salles d'arcades qui sont ouvertes les jours fériés. Notre système n'est donc pas adapté aux salles concernés. Il a donc fallu supprimer ce cas inutile. Pour ce qui est des salles d'arcade qui ne sont pas ouverts les jours fériés, c'est à l'utilisateur de faire attention aux données qu'il entre.</text:p>
      <text:p text:style-name="P14"/>
      <text:p text:style-name="P10"><text:span text:style-name="T1">4/ Les jetons dans le coût de réservation</text:span></text:p>
      <text:p text:style-name="P14"><text:span text:style-name="T1"/></text:p>
      <text:p text:style-name="P14"><text:tab/>Dans le calcul de la facture relative à une réservation, le nombre de jetons étaient pris en compte. Cela ne correspondait pas à le réalité dans la mesure où le principal coût de la réservation était lié à la durée de location de la salle, les jetons devant constitués une dépense supplémentaire qui n'était pas pris en considération. De plus, il s'est avéré que le client ne pouvait pas choisir le nombre de jetons. C'était le gérant de la salle d'arcade qui décidait du nombre de jetons. De plus, dans les salles, la notion de formule est souvent employé. Pour une formule donnée, on a droit à un certain nombre de jetons, peu importe la durée de la prestation. Il aurait donc fallu faire un système de formule pour rendre l'ensemble du système plus cohérent.</text:p>
      <text:p text:style-name="P15"><text:span text:style-name="T1"/></text:p>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shadow="none"/>
      </style:footer-style>
    </style:page-layout>
  </office:automatic-styles>
  <office:master-styles>
    <style:master-page style:name="Standard" style:page-layout-name="Mpm1">
      <style:footer>
        <text:p text:style-name="MP1"><text:tab/>Rapport de projet BD6 – Luxon JEAN-PIERRE &amp; Pierre DIBO<text:tab/>Page <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on Jean-Pierre</meta:initial-creator>
    <meta:creation-date>2015-05-03T15:13:32</meta:creation-date>
    <meta:generator>LibreOffice/3.5$Linux_X86_64 LibreOffice_project/350m1$Build-2</meta:generator>
    <dc:date>2015-05-03T20:28:33</dc:date>
    <dc:creator>Luxon Jean-Pierre</dc:creator>
    <meta:editing-duration>PT5H12M40S</meta:editing-duration>
    <meta:editing-cycles>106</meta:editing-cycles>
    <meta:document-statistic meta:table-count="0" meta:image-count="0" meta:object-count="0" meta:page-count="10" meta:paragraph-count="52" meta:word-count="811" meta:character-count="5085" meta:non-whitespace-character-count="4304"/>
  </office:meta>
</office:document-meta>
</file>